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4508" officeooo:paragraph-rsid="0019450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4508" officeooo:paragraph-rsid="00194508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194508" officeooo:paragraph-rsid="00194508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94508" officeooo:paragraph-rsid="001957e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94508" officeooo:paragraph-rsid="00194508" style:font-weight-asian="normal" style:font-weight-complex="normal"/>
    </style:style>
    <style:style style:name="T1" style:family="text">
      <style:text-properties officeooo:rsid="001957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reads demo</text:p>
      <text:p text:style-name="P2"/>
      <text:p text:style-name="P2">#include &lt;pthread.h&gt;</text:p>
      <text:p text:style-name="P2">#include &lt;stdio.h&gt;</text:p>
      <text:p text:style-name="P2">#include &lt;string.h&gt;</text:p>
      <text:p text:style-name="P2">#include &lt;unistd.h&gt;</text:p>
      <text:p text:style-name="P2">#include &lt;stdlib.h&gt;</text:p>
      <text:p text:style-name="P2"/>
      <text:p text:style-name="P2">void *func(void *data) {</text:p>
      <text:p text:style-name="P2"><text:tab/>int *num = calloc(1,sizeof(int));//*(int*)data;</text:p>
      <text:p text:style-name="P2"><text:tab/>memcpy(num, data, sizeof(int));</text:p>
      <text:p text:style-name="P2"><text:tab/><text:span text:style-name="T1">for (int i = 0; i &lt; 5; i++)</text:span> {</text:p>
      <text:p text:style-name="P2"><text:tab/><text:tab/><text:tab/>sleep(1);</text:p>
      <text:p text:style-name="P2"><text:tab/><text:tab/><text:tab/>printf("%i\n", *num);</text:p>
      <text:p text:style-name="P2"><text:tab/><text:tab/><text:tab/>*num += 2;</text:p>
      <text:p text:style-name="P2"><text:tab/>}</text:p>
      <text:p text:style-name="P2"><text:tab/>return num;<text:tab/></text:p>
      <text:p text:style-name="P2">}</text:p>
      <text:p text:style-name="P2"/>
      <text:p text:style-name="P2">int main() {</text:p>
      <text:p text:style-name="P2"><text:tab/>pthread_t handle1;</text:p>
      <text:p text:style-name="P2"><text:tab/>pthread_t handle2;</text:p>
      <text:p text:style-name="P2"/>
      <text:p text:style-name="P2"><text:tab/>pthread_attr_t attr;</text:p>
      <text:p text:style-name="P2"><text:tab/>pthread_attr_init(&amp;attr);</text:p>
      <text:p text:style-name="P2"><text:tab/>pthread_attr_setdetachstate(&amp;attr, PTHREAD_CREATE_JOINABLE);</text:p>
      <text:p text:style-name="P2"/>
      <text:p text:style-name="P2"><text:tab/>int num1 = 0;</text:p>
      <text:p text:style-name="P2"><text:tab/>pthread_create(&amp;handle1, NULL, func, &amp;num1);</text:p>
      <text:p text:style-name="P2"><text:tab/>int num2 = 1;</text:p>
      <text:p text:style-name="P2"><text:tab/>pthread_create(&amp;handle2, NULL, func, &amp;num2);</text:p>
      <text:p text:style-name="P2"/>
      <text:p text:style-name="P2"><text:tab/>pthread_join(handle1, NULL);</text:p>
      <text:p text:style-name="P2"><text:tab/>pthread_join(handle2, NULL);</text:p>
      <text:p text:style-name="P2"><text:tab/>pthread_exit(0);</text:p>
      <text:p text:style-name="P2">}</text:p>
      <text:p text:style-name="P2"/>
      <text:p text:style-name="P2"/>
      <text:p text:style-name="P3">As you can see the threads are not counting in sync. And furthermore every time we run it the output is slightly different. This is a silly example of a data race. There many ways we can fix this and synchronize our threads properly.</text:p>
      <text:p text:style-name="P3">I am going to show you an example of using a mutex.</text:p>
      <text:p text:style-name="P3"/>
      <text:p text:style-name="P2">...</text:p>
      <text:p text:style-name="P2">pthread_mutex_t lock;</text:p>
      <text:p text:style-name="P2">…</text:p>
      <text:p text:style-name="P2">void *func(void *data)</text:p>
      <text:p text:style-name="P2">…</text:p>
      <text:p text:style-name="P4"><text:span text:style-name="T1">for (int i = 0; i &lt; 5; i++)</text:span> {</text:p>
      <text:p text:style-name="P4"><text:tab/>pthread_mutex_lock(&amp;lock);</text:p>
      <text:p text:style-name="P2"><text:soft-page-break/><text:tab/><text:tab/><text:tab/>//sleep(1);</text:p>
      <text:p text:style-name="P2"><text:tab/><text:tab/><text:tab/>...</text:p>
      <text:p text:style-name="P2">}</text:p>
      <text:p text:style-name="P2">pthread_mutex_unlock(&amp;lock);</text:p>
      <text:p text:style-name="P2"/>
      <text:p text:style-name="P2">…</text:p>
      <text:p text:style-name="P2">pthread_t handle2</text:p>
      <text:p text:style-name="P2">if (pthread_mutex_init(&amp;lock, NULL) != 0) {</text:p>
      <text:p text:style-name="P2"><text:tab/>printf("mutex initialization failed\n");</text:p>
      <text:p text:style-name="P2"><text:tab/>return 1;</text:p>
      <text:p text:style-name="P2">}</text:p>
      <text:p text:style-name="P2">…</text:p>
      <text:p text:style-name="P2"/>
      <text:p text:style-name="P3">now we see that they do not execute simulatneously. Can anyone tell me why this is?</text:p>
      <text:p text:style-name="P2"><text:tab/>for (int i = 0; i &lt; 5; i++) {</text:p>
      <text:p text:style-name="P2"><text:tab/><text:tab/>pthread_mutex_lock(&amp;lock);</text:p>
      <text:p text:style-name="P2"><text:tab/><text:tab/>printf("%i\n", *num);</text:p>
      <text:p text:style-name="P2"><text:tab/><text:tab/>*num += 2;</text:p>
      <text:p text:style-name="P2"><text:tab/><text:tab/>pthread_mutex_unlock(&amp;lock);</text:p>
      <text:p text:style-name="P2"><text:tab/><text:tab/>sleep(1);</text:p>
      <text:p text:style-name="P2"><text:tab/><text:span text:style-name="T1">}</text:span></text:p>
      <text:p text:style-name="P2"/>
      <text:p text:style-name="P3">now they count together switching off control for the other one.</text:p>
      <text:p text:style-name="P3">One final thing, is how we get the return values from a joinable thread.</text:p>
      <text:p text:style-name="P3"/>
      <text:p text:style-name="P2">…</text:p>
      <text:p text:style-name="P2"><text:tab/>pthread_create(&amp;handle2, NULL, func, &amp;num2);</text:p>
      <text:p text:style-name="P2"/>
      <text:p text:style-name="P2"><text:tab/>void *n1;</text:p>
      <text:p text:style-name="P2"><text:tab/>void *n2;</text:p>
      <text:p text:style-name="P2"><text:tab/>pthread_join(handle1, &amp;n1);</text:p>
      <text:p text:style-name="P2"><text:tab/>printf("thread 1 counted to %i\n", *(int*)n1);</text:p>
      <text:p text:style-name="P2"><text:tab/>pthread_join(handle2, &amp;n2);</text:p>
      <text:p text:style-name="P2"><text:tab/>printf("thread 2 counted to %i\n", *(int*)n2);</text:p>
      <text:p text:style-name="P2"><text:tab/>free(n1);</text:p>
      <text:p text:style-name="P2"><text:tab/>free(n2);</text:p>
      <text:p text:style-name="P2"><text:tab/>pthread_exit(0);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7:12:16.149956593</meta:creation-date>
    <dc:date>2022-11-02T14:59:17.157695394</dc:date>
    <meta:editing-duration>PT19M31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2" meta:paragraph-count="72" meta:word-count="261" meta:character-count="1818" meta:non-whitespace-character-count="1571"/>
  </office:meta>
</office:document-meta>
</file>